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a2b8" officeooo:paragraph-rsid="0004a2b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4a2b8" officeooo:paragraph-rsid="0004a2b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4a2b8" officeooo:paragraph-rsid="0004a2b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4a2b8"/>
    </style:style>
    <style:style style:name="T1" style:family="text">
      <style:text-properties officeooo:rsid="00056c66"/>
    </style:style>
    <style:style style:name="T2" style:family="text">
      <style:text-properties officeooo:rsid="0007a905"/>
    </style:style>
    <style:style style:name="T3" style:family="text">
      <style:text-properties officeooo:rsid="000bab0c"/>
    </style:style>
    <style:style style:name="T4" style:family="text">
      <style:text-properties officeooo:rsid="000cb8bd"/>
    </style:style>
    <style:style style:name="T5" style:family="text">
      <style:text-properties officeooo:rsid="000d0d2b"/>
    </style:style>
    <style:style style:name="T6" style:family="text">
      <style:text-properties fo:font-weight="normal" officeooo:rsid="0004a2b8" style:font-weight-asian="normal" style:font-weight-complex="normal"/>
    </style:style>
    <style:style style:name="T7" style:family="text">
      <style:text-properties fo:font-weight="normal" officeooo:rsid="000d0d2b" style:font-weight-asian="normal" style:font-weight-complex="normal"/>
    </style:style>
    <style:style style:name="T8" style:family="text">
      <style:text-properties fo:font-weight="normal" officeooo:rsid="000e2cef" style:font-weight-asian="normal" style:font-weight-complex="normal"/>
    </style:style>
    <style:style style:name="T9" style:family="text">
      <style:text-properties fo:font-size="16pt" officeooo:rsid="000bab0c" style:font-size-asian="16pt" style:font-size-complex="16pt"/>
    </style:style>
    <style:style style:name="T10" style:family="text">
      <style:text-properties fo:font-size="26pt" officeooo:rsid="000bab0c" style:font-size-asian="26pt" style:font-size-complex="26pt"/>
    </style:style>
    <style:style style:name="T11" style:family="text">
      <style:text-properties fo:font-size="26pt" fo:font-weight="bold" officeooo:rsid="000bab0c" style:font-size-asian="26pt" style:font-weight-asian="bold" style:font-size-complex="26pt" style:font-weight-complex="bold"/>
    </style:style>
    <style:style style:name="T12" style:family="text">
      <style:text-properties officeooo:rsid="000e2cef"/>
    </style:style>
    <style:style style:name="T13" style:family="text">
      <style:text-properties officeooo:rsid="000f7057"/>
    </style:style>
    <style:style style:name="T14" style:family="text">
      <style:text-properties officeooo:rsid="0011211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</text:p>
      <text:p text:style-name="P2"><text:line-break/><text:line-break/>- clean code:</text:p>
      <text:p text:style-name="P2"><text:tab/>→ supprimer fonction<text:span text:style-name="T2">s</text:span> inutile<text:span text:style-name="T2">s</text:span></text:p>
      <text:p text:style-name="P2"><text:tab/>→<text:span text:style-name="T3"> tester les nullptr , </text:span><text:span text:style-name="T11">perror</text:span><text:span text:style-name="T3"> (exit) etc</text:span></text:p>
      <text:p text:style-name="P2"/>
      <text:p text:style-name="P2">- <text:span text:style-name="T1">remplacer les p_thread join:</text:span></text:p>
      <text:p text:style-name="P2"/>
      <text:p text:style-name="P2">- <text:span text:style-name="T1">s'assurer que le graphique affiche bien en temps réél</text:span></text:p>
      <text:p text:style-name="P2"/>
      <text:p text:style-name="P2">- <text:span text:style-name="T4">refaire t1 t2 avec sémaphore</text:span></text:p>
      <text:p text:style-name="P2"/>
      <text:p text:style-name="P4"><text:span text:style-name="T6">- </text:span><text:span text:style-name="T7">modifier le temps </text:span><text:span text:style-name="T8">(</text:span>temps cpu= tps sys + utilisateur<text:span text:style-name="T12">)</text:span></text:p>
      <text:p text:style-name="Standard">il veut temps cpu et temps réel</text:p>
      <text:p text:style-name="Standard"/>
      <text:p text:style-name="Standard">- <text:span text:style-name="T5">pour les comparaisons (java posix faire tableau)</text:span></text:p>
      <text:p text:style-name="Standard"/>
      <text:p text:style-name="Standard">- <text:span text:style-name="T5">pour les mesures faire un graphe :</text:span></text:p>
      <text:p text:style-name="Standard"/>
      <text:p text:style-name="Standard">(bien choisir l'échelle <text:span text:style-name="T5">(log?)</text:span>)</text:p>
      <text:p text:style-name="Standard"/>
      <text:p text:style-name="Standard">-<text:span text:style-name="T13">modifier les algorithme : il veut en fait du pseudo-code</text:span></text:p>
      <text:p text:style-name="Standard">- <text:span text:style-name="T14">faire plus de trace sur l'avancement du projet</text:span></text:p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2:39:52.186697980</meta:creation-date>
    <dc:date>2016-11-10T09:46:58.429756956</dc:date>
    <meta:editing-duration>PT5M33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93" meta:character-count="514" meta:non-whitespace-character-count="430"/>
  </office:meta>
</office:document-meta>
</file>